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28in"/>
    </style:style>
    <style:style style:name="co2" style:family="table-column">
      <style:table-column-properties fo:break-before="auto" style:column-width="2.4681in"/>
    </style:style>
    <style:style style:name="co3" style:family="table-column">
      <style:table-column-properties fo:break-before="auto" style:column-width="2.1807in"/>
    </style:style>
    <style:style style:name="co4" style:family="table-column">
      <style:table-column-properties fo:break-before="auto" style:column-width="0.7465in"/>
    </style:style>
    <style:style style:name="co5" style:family="table-column">
      <style:table-column-properties fo:break-before="auto" style:column-width="0.939in"/>
    </style:style>
    <style:style style:name="co6" style:family="table-column">
      <style:table-column-properties fo:break-before="auto" style:column-width="0.545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XLRtoB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E:/Poweramp/XLRtoBal/XLRtoBal.s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e:</text:p>
          </table:table-cell>
          <table:table-cell table:style-name="ce1" office:value-type="string" calcext:value-type="string">
            <text:p>1/3/2021 2:54:26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4.0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470 pF</text:p>
          </table:table-cell>
          <table:table-cell office:value-type="string" calcext:value-type="string">
            <text:p>Capacitors_THT:C_Disc_D5.0mm_W2.5mm_P5.00mm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174271-1-ND</text:p>
          </table:table-cell>
          <table:table-cell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470 pF</text:p>
          </table:table-cell>
          <table:table-cell office:value-type="string" calcext:value-type="string">
            <text:p>Capacitors_THT:C_Disc_D5.0mm_W2.5mm_P5.00mm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174271-1-ND</text:p>
          </table:table-cell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0 pF</text:p>
          </table:table-cell>
          <table:table-cell office:value-type="string" calcext:value-type="string">
            <text:p>Capacitors_THT:C_Disc_D5.0mm_W2.5mm_P5.00mm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445-181203-ND</text:p>
          </table:table-cell>
          <table:table-cell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Capacitors_THT:C_Disc_D5.0mm_W2.5mm_P5.00mm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54109</text:p>
          </table:table-cell>
          <table:table-cell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220 uF</text:p>
          </table:table-cell>
          <table:table-cell office:value-type="string" calcext:value-type="string">
            <text:p>Capacitors_THT:CP_Radial_D8.0mm_P5.00mm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39308</text:p>
          </table:table-cell>
          <table:table-cell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Capacitors_THT:C_Disc_D5.0mm_W2.5mm_P5.00mm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54109</text:p>
          </table:table-cell>
          <table:table-cell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Capacitors_THT:C_Disc_D5.0mm_W2.5mm_P5.00mm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54109</text:p>
          </table:table-cell>
          <table:table-cell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00 uF</text:p>
          </table:table-cell>
          <table:table-cell office:value-type="string" calcext:value-type="string">
            <text:p>Capacitors_THT:CP_Radial_D10.0mm_P5.00mm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25770</text:p>
          </table:table-cell>
          <table:table-cell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00 uF</text:p>
          </table:table-cell>
          <table:table-cell office:value-type="string" calcext:value-type="string">
            <text:p>Capacitors_THT:CP_Radial_D10.0mm_P5.00mm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25770</text:p>
          </table:table-cell>
          <table:table-cell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Capacitors_THT:C_Disc_D5.0mm_W2.5mm_P5.00mm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54109</text:p>
          </table:table-cell>
          <table:table-cell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Capacitors_THT:C_Disc_D5.0mm_W2.5mm_P5.00mm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54109</text:p>
          </table:table-cell>
          <table:table-cell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Capacitors_THT:C_Disc_D5.0mm_W2.5mm_P5.00mm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54109</text:p>
          </table:table-cell>
          <table:table-cell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470 pF</text:p>
          </table:table-cell>
          <table:table-cell office:value-type="string" calcext:value-type="string">
            <text:p>Capacitors_THT:C_Disc_D5.0mm_W2.5mm_P5.00mm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174271-1-ND</text:p>
          </table:table-cell>
          <table:table-cell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470 pF</text:p>
          </table:table-cell>
          <table:table-cell office:value-type="string" calcext:value-type="string">
            <text:p>Capacitors_THT:C_Disc_D5.0mm_W2.5mm_P5.00mm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174271-1-ND</text:p>
          </table:table-cell>
          <table:table-cell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100 pF</text:p>
          </table:table-cell>
          <table:table-cell office:value-type="string" calcext:value-type="string">
            <text:p>Capacitors_THT:C_Disc_D5.0mm_W2.5mm_P5.00mm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445-181203-ND</text:p>
          </table:table-cell>
          <table:table-cell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Capacitors_THT:C_Disc_D5.0mm_W2.5mm_P5.00mm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54109</text:p>
          </table:table-cell>
          <table:table-cell/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220 uF</text:p>
          </table:table-cell>
          <table:table-cell office:value-type="string" calcext:value-type="string">
            <text:p>Capacitors_THT:CP_Radial_D8.0mm_P5.00mm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39308</text:p>
          </table:table-cell>
          <table:table-cell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Capacitors_THT:C_Disc_D5.0mm_W2.5mm_P5.00mm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54109</text:p>
          </table:table-cell>
          <table:table-cell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s_THT:D_DO-35_SOD27_P7.62mm_Horizontal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4516</text:p>
          </table:table-cell>
          <table:table-cell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s_THT:D_DO-35_SOD27_P7.62mm_Horizontal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4516</text:p>
          </table:table-cell>
          <table:table-cell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s_THT:D_DO-35_SOD27_P7.62mm_Horizontal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4516</text:p>
          </table:table-cell>
          <table:table-cell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s_THT:D_DO-35_SOD27_P7.62mm_Horizontal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4516</text:p>
          </table:table-cell>
          <table:table-cell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1N4742</text:p>
          </table:table-cell>
          <table:table-cell office:value-type="string" calcext:value-type="string">
            <text:p>Diodes_THT:D_DO-41_SOD81_P7.62mm_Horizontal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36751</text:p>
          </table:table-cell>
          <table:table-cell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1N4742</text:p>
          </table:table-cell>
          <table:table-cell office:value-type="string" calcext:value-type="string">
            <text:p>Diodes_THT:D_DO-41_SOD81_P7.62mm_Horizontal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36751</text:p>
          </table:table-cell>
          <table:table-cell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s_THT:D_DO-35_SOD27_P7.62mm_Horizontal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4516</text:p>
          </table:table-cell>
          <table:table-cell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s_THT:D_DO-35_SOD27_P7.62mm_Horizontal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4516</text:p>
          </table:table-cell>
          <table:table-cell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s_THT:D_DO-35_SOD27_P7.62mm_Horizontal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4516</text:p>
          </table:table-cell>
          <table:table-cell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s_THT:D_DO-35_SOD27_P7.62mm_Horizontal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4516</text:p>
          </table:table-cell>
          <table:table-cell/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s:LED_D3.0mm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99771</text:p>
          </table:table-cell>
          <table:table-cell/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s:LED_D3.0mm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99771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XLR4BODYPIN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1937-1146-ND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ectors_Terminal_Blocks:TerminalBlock_bornier-4_P5.08mm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395849</text:p>
          </table:table-cell>
          <table:table-cell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XLRtoBal:TerminalBlock_bornier-4_P5.08mm_with_spad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52878</text:p>
          </table:table-cell>
          <table:table-cell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XLR4BODYPIN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1937-1146-ND</text:p>
          </table:table-cell>
          <table:table-cell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ectors_Terminal_Blocks:TerminalBlock_bornier-4_P5.08mm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395849</text:p>
          </table:table-cell>
          <table:table-cell/>
        </table:table-row>
        <table:table-row table:style-name="ro1">
          <table:table-cell office:value-type="string" calcext:value-type="string">
            <text:p>J10</text:p>
          </table:table-cell>
          <table:table-cell office:value-type="string" calcext:value-type="string">
            <text:p>SMAPCB</text:p>
          </table:table-cell>
          <table:table-cell office:value-type="string" calcext:value-type="string">
            <text:p>Connectors:SMA_THT_Jack_Straight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496549</text:p>
          </table:table-cell>
          <table:table-cell/>
        </table:table-row>
        <table:table-row table:style-name="ro1">
          <table:table-cell office:value-type="string" calcext:value-type="string">
            <text:p>J11</text:p>
          </table:table-cell>
          <table:table-cell office:value-type="string" calcext:value-type="string">
            <text:p>SMAPCB</text:p>
          </table:table-cell>
          <table:table-cell office:value-type="string" calcext:value-type="string">
            <text:p>Connectors:SMA_THT_Jack_Straight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496549</text:p>
          </table:table-cell>
          <table:table-cell/>
        </table:table-row>
        <table:table-row table:style-name="ro1">
          <table:table-cell office:value-type="string" calcext:value-type="string">
            <text:p>J12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XLRtoBal:TerminalBlock_bornier-2_P5.08mm_with_spad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52878</text:p>
          </table:table-cell>
          <table:table-cell/>
        </table:table-row>
        <table:table-row table:style-name="ro1">
          <table:table-cell office:value-type="string" calcext:value-type="string">
            <text:p>JP1</text:p>
          </table:table-cell>
          <table:table-cell office:value-type="string" calcext:value-type="string">
            <text:p>Jumper_NO_Small</text:p>
          </table:table-cell>
          <table:table-cell office:value-type="string" calcext:value-type="string">
            <text:p>Pin_Headers:Pin_Header_Straight_1x02_Pitch2.54mm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2</text:p>
          </table:table-cell>
          <table:table-cell office:value-type="string" calcext:value-type="string">
            <text:p>Jumper_NO_Small</text:p>
          </table:table-cell>
          <table:table-cell office:value-type="string" calcext:value-type="string">
            <text:p>Pin_Headers:Pin_Header_Straight_1x02_Pitch2.54mm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3</text:p>
          </table:table-cell>
          <table:table-cell office:value-type="string" calcext:value-type="string">
            <text:p>Jumper_NO_Small</text:p>
          </table:table-cell>
          <table:table-cell office:value-type="string" calcext:value-type="string">
            <text:p>Pin_Headers:Pin_Header_Straight_1x02_Pitch2.54mm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4</text:p>
          </table:table-cell>
          <table:table-cell office:value-type="string" calcext:value-type="string">
            <text:p>Jumper_NO_Small</text:p>
          </table:table-cell>
          <table:table-cell office:value-type="string" calcext:value-type="string">
            <text:p>Pin_Headers:Pin_Header_Straight_1x02_Pitch2.54mm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TIP41C</text:p>
          </table:table-cell>
          <table:table-cell office:value-type="string" calcext:value-type="string">
            <text:p>TO_SOT_Packages_THT:TO-220-3_Vertical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358526</text:p>
          </table:table-cell>
          <table:table-cell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TIP42C</text:p>
          </table:table-cell>
          <table:table-cell office:value-type="string" calcext:value-type="string">
            <text:p>TO_SOT_Packages_THT:TO-220-3_Vertical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358527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esistors_THT:R_Axial_DIN0207_L6.3mm_D2.5mm_P7.62mm_Horizontal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57438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esistors_THT:R_Axial_DIN0207_L6.3mm_D2.5mm_P7.62mm_Horizontal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57438</text:p>
          </table:table-cell>
          <table:table-cell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6k8</text:p>
          </table:table-cell>
          <table:table-cell office:value-type="string" calcext:value-type="string">
            <text:p>Resistors_THT:R_Axial_DIN0309_L9.0mm_D3.2mm_P12.70mm_Horizontal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131658CT-ND</text:p>
          </table:table-cell>
          <table:table-cell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6k8</text:p>
          </table:table-cell>
          <table:table-cell office:value-type="string" calcext:value-type="string">
            <text:p>Resistors_THT:R_Axial_DIN0309_L9.0mm_D3.2mm_P12.70mm_Horizontal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131658CT-ND</text:p>
          </table:table-cell>
          <table:table-cell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esistors_THT:R_Axial_DIN0207_L6.3mm_D2.5mm_P7.62mm_Horizontal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58595</text:p>
          </table:table-cell>
          <table:table-cell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esistors_THT:R_Axial_DIN0207_L6.3mm_D2.5mm_P7.62mm_Horizontal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58595</text:p>
          </table:table-cell>
          <table:table-cell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esistors_THT:R_Axial_DIN0207_L6.3mm_D2.5mm_P7.62mm_Horizontal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57438</text:p>
          </table:table-cell>
          <table:table-cell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esistors_THT:R_Axial_DIN0207_L6.3mm_D2.5mm_P7.62mm_Horizontal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57438</text:p>
          </table:table-cell>
          <table:table-cell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esistors_THT:R_Axial_DIN0207_L6.3mm_D2.5mm_P7.62mm_Horizontal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57204</text:p>
          </table:table-cell>
          <table:table-cell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esistors_THT:R_Axial_DIN0207_L6.3mm_D2.5mm_P7.62mm_Horizontal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57204</text:p>
          </table:table-cell>
          <table:table-cell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THAT1200</text:p>
          </table:table-cell>
          <table:table-cell office:value-type="string" calcext:value-type="string">
            <text:p>Housings_DIP:DIP-8_W7.62mm_Socket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87-1200P08-U </text:p>
          </table:table-cell>
          <table:table-cell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THAT1200</text:p>
          </table:table-cell>
          <table:table-cell office:value-type="string" calcext:value-type="string">
            <text:p>Housings_DIP:DIP-8_W7.62mm_Socket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87-1200P08-U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01-03T16:35:53.900000000</dc:date>
    <meta:editing-duration>PT43S</meta:editing-duration>
    <meta:editing-cycles>1</meta:editing-cycles>
    <meta:document-statistic meta:table-count="1" meta:cell-count="288" meta:object-count="0"/>
    <meta:generator>LibreOffice/6.4.2.2$Windows_X86_64 LibreOffice_project/4e471d8c02c9c90f512f7f9ead8875b57fcb1ec3</meta:generator>
  </office:meta>
</office:document-meta>
</file>